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text-underline-style="none" fo:font-weight="normal" officeooo:paragraph-rsid="001b6762" style:font-name-asian="Courier" style:font-size-asian="12pt" style:font-weight-asian="normal" style:font-name-complex="Courier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text-underline-style="none" fo:font-weight="normal" officeooo:rsid="00157c1d" officeooo:paragraph-rsid="001b6762" style:font-name-asian="Courier" style:font-size-asian="12pt" style:font-weight-asian="normal" style:font-name-complex="Courier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text-underline-style="none" fo:font-weight="bold" officeooo:paragraph-rsid="001b6762" style:font-name-asian="Courier" style:font-size-asian="12pt" style:font-weight-asian="bold" style:font-name-complex="Courier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20pt" style:text-underline-style="solid" style:text-underline-width="auto" style:text-underline-color="font-color" fo:font-weight="bold" officeooo:rsid="000ff0ac" officeooo:paragraph-rsid="001b6762" fo:background-color="#ff4000" style:font-name-asian="Courier" style:font-size-asian="20pt" style:font-weight-asian="bold" style:font-name-complex="Courier" style:font-size-complex="20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8pt" style:text-underline-style="solid" style:text-underline-width="auto" style:text-underline-color="font-color" officeooo:paragraph-rsid="001b6762" style:font-name-asian="Courier" style:font-size-asian="18pt" style:font-name-complex="Courier" style:font-size-complex="18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8pt" style:text-underline-style="none" fo:font-weight="normal" officeooo:paragraph-rsid="001b6762" style:font-name-asian="Courier" style:font-size-asian="18pt" style:font-weight-asian="normal" style:font-name-complex="Courier" style:font-size-complex="18pt" style:font-weight-complex="normal"/>
    </style:style>
    <style:style style:name="T1" style:family="text">
      <style:text-properties officeooo:rsid="0013637b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u<text:span text:style-name="T1">s</text:span>h code to gtihub</text:p>
      <text:p text:style-name="P5"/>
      <text:p text:style-name="P6"/>
      <text:p text:style-name="P3">[root@localhost ~]# ls -a</text:p>
      <text:p text:style-name="P1">. <text:s text:c="15"/>.bash_logout <text:s text:c="2"/>.cshrc <text:s text:c="4"/>.ICEauthority <text:s text:c="3"/>Pictures <text:s/>Templates</text:p>
      <text:p text:style-name="P1">.. <text:s text:c="14"/>.bash_profile <text:s/>Desktop <text:s text:c="3"/>.local <text:s text:c="10"/>.pki <text:s text:c="5"/>Videos</text:p>
      <text:p text:style-name="P1">anaconda-ks.cfg <text:s/>.bashrc <text:s text:c="7"/>Documents <text:s/>.mozilla <text:s text:c="8"/>Public <text:s text:c="3"/>.viminfo</text:p>
      <text:p text:style-name="P1">.ansible <text:s text:c="8"/>.cache <text:s text:c="8"/>Downloads <text:s/>Music <text:s text:c="11"/>.ssh</text:p>
      <text:p text:style-name="P1">ansible <text:s text:c="9"/>.config <text:s text:c="7"/>.esd_auth <text:s/>original-ks.cfg <text:s/>.tcshrc</text:p>
      <text:p text:style-name="P3">[root@localhost ~]# cd .ssh</text:p>
      <text:p text:style-name="P3">[root@localhost .ssh]# ls</text:p>
      <text:p text:style-name="P1">authorized_keys <text:s/>id_rsa <text:s/>id_rsa.pub <text:s/>known_hosts</text:p>
      <text:p text:style-name="P1">[root@localhost .ssh]# cat id_rsa.pub </text:p>
      <text:p text:style-name="P1">ssh-rsa AAAAB3NzaC1yc2EAAAADAQABAAABgQCtqOYQdmW/SF4LD9Sdf4OIe1PYHQ8DLeT82LILM4cXaS6hHunwSsh3AW0rxLn9czIr8gyWFXKlWaEFHjKImQmxgHmQQnAWffOaq4Zylvj69FR189ejgtDoIishTeNNsQ+jMiaWGSR6s1W9vsZq6wCVkVBgb57Dyfz39CBzfjuv0beJM7KkVh4fymyqViYDWS9ennrzGJlBYgAgsQJkPdUgMw8QbqnDOpx99xytzPAmukq2wxujRIW52nzLuoA9L/fGjrqxmU5MVqXRgRlITavxkTbuBjpcOzodEksN8FeQBbTtpKNfSceZorZNs0pm2uIZx71TkULGJyl8X74CkXF0hpH1BDQRBBLnLg7fWmW+z+sJHmJ8TQ1lMva5o82EFNnYLbsu6CTvKLp7lIUjVX3uKXpYue86BMIF6woP/V2McOzctfY0m2gtUcgxq1lwDyPj7DJ2PKZ+jv9CfNuk6/gL2rBcvhIbauPQ6hUYZC+ef5jgK7Wwu3iQ1cTtiS9GqEU=</text:p>
      <text:p text:style-name="P1">root@localhost.localdomain</text:p>
      <text:p text:style-name="P2">(copy ssh key and paste in github)</text:p>
      <text:p text:style-name="P1"/>
      <text:p text:style-name="P3">[root@localhost .ssh]# cd</text:p>
      <text:p text:style-name="P1"/>
      <text:p text:style-name="P1">[root@localhost ~]# git init</text:p>
      <text:p text:style-name="P1">hint: Using 'master' as the name for the initial branch. This default branch name</text:p>
      <text:p text:style-name="P1">hint: is subject to change. To configure the initial branch name to use in all</text:p>
      <text:p text:style-name="P1">hint: of your new repositories, which will suppress this warning, call:</text:p>
      <text:p text:style-name="P1">hint: </text:p>
      <text:p text:style-name="P1">hint: <text:tab/>git config --global init.defaultBranch &lt;name&gt;</text:p>
      <text:p text:style-name="P1">hint: </text:p>
      <text:p text:style-name="P1">hint: Names commonly chosen instead of 'master' are 'main', 'trunk' and</text:p>
      <text:p text:style-name="P1">hint: 'development'. The just-created branch can be renamed via this command:</text:p>
      <text:p text:style-name="P1">hint: </text:p>
      <text:p text:style-name="P1">hint: <text:tab/>git branch -m &lt;name&gt;</text:p>
      <text:p text:style-name="P1"><text:soft-page-break/>Initialized empty Git repository in /root/.git/</text:p>
      <text:p text:style-name="P1"/>
      <text:p text:style-name="P1"><text:span text:style-name="T2">[root@localhost ~]# git clone</text:span> git@github.com:Irfanali015/ansibleplaybook.git</text:p>
      <text:p text:style-name="P1">Cloning into 'ansibleplaybook'...</text:p>
      <text:p text:style-name="P1">The authenticity of host 'github.com (13.234.176.102)' can't be established.</text:p>
      <text:p text:style-name="P1">ECDSA key fingerprint is SHA256:p2QAMXNIC1TJYWeIOttrVc98/R1BUFWu3/LiyKgUfQM.</text:p>
      <text:p text:style-name="P1">Are you sure you want to continue connecting (yes/no/[fingerprint])? yes</text:p>
      <text:p text:style-name="P1">Warning: Permanently added 'github.com,13.234.176.102' (ECDSA) to the list of known hosts.</text:p>
      <text:p text:style-name="P1">warning: You appear to have cloned an empty repository.</text:p>
      <text:p text:style-name="P3">[root@localhost ~]# ls</text:p>
      <text:p text:style-name="P1">anaconda-ks.cfg <text:s/>Desktop <text:s text:c="3"/>Music <text:s text:c="11"/>Public</text:p>
      <text:p text:style-name="P1">ansible <text:s text:c="9"/>Documents <text:s/>original-ks.cfg <text:s/>Templates</text:p>
      <text:p text:style-name="P1">ansibleplaybook <text:s/>Downloads <text:s/>Pictures <text:s text:c="8"/>Videos</text:p>
      <text:p text:style-name="P1"/>
      <text:p text:style-name="P3">[root@localhost ~]# cd ansible</text:p>
      <text:p text:style-name="P1"/>
      <text:p text:style-name="P3">[root@localhost ansible]# ll</text:p>
      <text:p text:style-name="P1">total 16</text:p>
      <text:p text:style-name="P1">-rw-r--r--. 1 root root 105 May 26 01:23 command.yml</text:p>
      <text:p text:style-name="P1">-rw-r--r--. 1 root root 106 May 25 08:14 hello.yml</text:p>
      <text:p text:style-name="P1">-rw-r--r--. 1 root root 485 May 25 22:40 httpd.yml</text:p>
      <text:p text:style-name="P1">drwxr-xr-x. 2 root root <text:s text:c="2"/>6 May 25 08:11 roles</text:p>
      <text:p text:style-name="P1">-rw-r--r--. 1 root root 172 May 25 23:41 text.yml</text:p>
      <text:p text:style-name="P1"/>
      <text:p text:style-name="P3">[root@localhost ansible]# pwd</text:p>
      <text:p text:style-name="P1">/root/ansible</text:p>
      <text:p text:style-name="P1"/>
      <text:p text:style-name="P3">[root@localhost ansible]# cd</text:p>
      <text:p text:style-name="P1"/>
      <text:p text:style-name="P3">[root@localhost ~]# cd ansibleplaybook</text:p>
      <text:p text:style-name="P1"/>
      <text:p text:style-name="P3">[root@localhost ansibleplaybook]# pwd</text:p>
      <text:p text:style-name="P1">/root/ansibleplaybook</text:p>
      <text:p text:style-name="P1"/>
      <text:p text:style-name="P3">[root@localhost ansibleplaybook]# cd</text:p>
      <text:p text:style-name="P1"/>
      <text:p text:style-name="P3">[root@localhost ~]# cd ansible</text:p>
      <text:p text:style-name="P1"/>
      <text:p text:style-name="P3">[root@localhost ansible]# ll</text:p>
      <text:p text:style-name="P1">total 16</text:p>
      <text:p text:style-name="P1">-rw-r--r--. 1 root root 105 May 26 01:23 command.yml</text:p>
      <text:p text:style-name="P1">-rw-r--r--. 1 root root 106 May 25 08:14 hello.yml</text:p>
      <text:p text:style-name="P1">-rw-r--r--. 1 root root 485 May 25 22:40 httpd.yml</text:p>
      <text:p text:style-name="P1">drwxr-xr-x. 2 root root <text:s text:c="2"/>6 May 25 08:11 roles</text:p>
      <text:p text:style-name="P1">-rw-r--r--. 1 root root 172 May 25 23:41 text.yml</text:p>
      <text:p text:style-name="P1"><text:soft-page-break/></text:p>
      <text:p text:style-name="P3">[root@localhost ansible]# cp command.yml hello.yml httpd.yml text.yml /root/ansibleplaybook</text:p>
      <text:p text:style-name="P1">cp: overwrite '/root/ansibleplaybook/hello.yml'? yes</text:p>
      <text:p text:style-name="P1">cp: overwrite '/root/ansibleplaybook/httpd.yml'? y</text:p>
      <text:p text:style-name="P1">cp: overwrite '/root/ansibleplaybook/text.yml'? yes</text:p>
      <text:p text:style-name="P1"/>
      <text:p text:style-name="P3">[root@localhost ansible]# cd</text:p>
      <text:p text:style-name="P1"/>
      <text:p text:style-name="P3">[root@localhost ~]# cd ansible</text:p>
      <text:p text:style-name="P1"/>
      <text:p text:style-name="P3">[root@localhost ansible]# cd</text:p>
      <text:p text:style-name="P1"/>
      <text:p text:style-name="P3">[root@localhost ~]# cd ansibleplaybook/</text:p>
      <text:p text:style-name="P1"/>
      <text:p text:style-name="P3">[root@localhost ansibleplaybook]# ll</text:p>
      <text:p text:style-name="P1">total 16</text:p>
      <text:p text:style-name="P1">-rw-r--r--. 1 root root 105 May 26 03:42 command.yml</text:p>
      <text:p text:style-name="P1">-rw-r--r--. 1 root root 106 May 26 03:42 hello.yml</text:p>
      <text:p text:style-name="P1">-rw-r--r--. 1 root root 485 May 26 03:42 httpd.yml</text:p>
      <text:p text:style-name="P1">-rw-r--r--. 1 root root 172 May 26 03:42 text.yml</text:p>
      <text:p text:style-name="P1"/>
      <text:p text:style-name="P3">[root@localhost ansibleplaybook]# git add .</text:p>
      <text:p text:style-name="P1"/>
      <text:p text:style-name="P3">[root@localhost ansibleplaybook]# git status</text:p>
      <text:p text:style-name="P1">On branch master</text:p>
      <text:p text:style-name="P1"/>
      <text:p text:style-name="P1">No commits yet</text:p>
      <text:p text:style-name="P1"/>
      <text:p text:style-name="P1">Changes to be committed:</text:p>
      <text:p text:style-name="P1"><text:s/>(use "git rm --cached &lt;file&gt;..." to unstage)</text:p>
      <text:p text:style-name="P1"><text:tab/>new file: <text:s text:c="2"/>command.yml</text:p>
      <text:p text:style-name="P1"><text:tab/>new file: <text:s text:c="2"/>hello.yml</text:p>
      <text:p text:style-name="P1"><text:tab/>new file: <text:s text:c="2"/>httpd.yml</text:p>
      <text:p text:style-name="P1"><text:tab/>new file: <text:s text:c="2"/>text.yml</text:p>
      <text:p text:style-name="P1"/>
      <text:p text:style-name="P3">[root@localhost ansibleplaybook]# git commit -m "first commit"</text:p>
      <text:p text:style-name="P1">[master (root-commit) 8dba127] first commit</text:p>
      <text:p text:style-name="P1">Committer: root &lt;root@localhost.localdomain&gt;</text:p>
      <text:p text:style-name="P1">Your name and email address were configured automatically based</text:p>
      <text:p text:style-name="P1">on your username and hostname. Please check that they are accurate.</text:p>
      <text:p text:style-name="P1">You can suppress this message by setting them explicitly. Run the</text:p>
      <text:p text:style-name="P1">following command and follow the instructions in your editor to edit</text:p>
      <text:p text:style-name="P1">your configuration file:</text:p>
      <text:p text:style-name="P1"/>
      <text:p text:style-name="P1"><text:s text:c="3"/>git config --global --edit</text:p>
      <text:p text:style-name="P1"/>
      <text:p text:style-name="P1"><text:soft-page-break/>After doing this, you may fix the identity used for this commit with:</text:p>
      <text:p text:style-name="P1"/>
      <text:p text:style-name="P1"><text:s text:c="3"/>git commit --amend --reset-author</text:p>
      <text:p text:style-name="P1"/>
      <text:p text:style-name="P1">4 files changed, 46 insertions(+)</text:p>
      <text:p text:style-name="P1">create mode 100644 command.yml</text:p>
      <text:p text:style-name="P1">create mode 100644 hello.yml</text:p>
      <text:p text:style-name="P1">create mode 100644 httpd.yml</text:p>
      <text:p text:style-name="P1">create mode 100644 text.yml</text:p>
      <text:p text:style-name="P1"/>
      <text:p text:style-name="P3">[root@localhost ansibleplaybook]# git branch</text:p>
      <text:p text:style-name="P1">* master</text:p>
      <text:p text:style-name="P3">[root@localhost ansibleplaybook]# git push -u origin master </text:p>
      <text:p text:style-name="P1">Enumerating objects: 6, done.</text:p>
      <text:p text:style-name="P1">Counting objects: 100% (6/6), done.</text:p>
      <text:p text:style-name="P1">Delta compression using up to 2 threads</text:p>
      <text:p text:style-name="P1">Compressing objects: 100% (6/6), done.</text:p>
      <text:p text:style-name="P1">Writing objects: 100% (6/6), 826 bytes | 826.00 KiB/s, done.</text:p>
      <text:p text:style-name="P1">Total 6 (delta 0), reused 0 (delta 0), pack-reused 0</text:p>
      <text:p text:style-name="P1">To github.com:Irfanali015/ansibleplaybook.git</text:p>
      <text:p text:style-name="P1">* [new branch] <text:s text:c="5"/>master -&gt; master</text:p>
      <text:p text:style-name="P1">Branch 'master' set up to track remote branch 'master' from 'origin'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2:43:42.778054347</meta:creation-date>
    <dc:date>2022-06-02T12:44:24.256121119</dc:date>
    <meta:editing-duration>PT42S</meta:editing-duration>
    <meta:editing-cycles>1</meta:editing-cycles>
    <meta:document-statistic meta:table-count="0" meta:image-count="0" meta:object-count="0" meta:page-count="4" meta:paragraph-count="113" meta:word-count="661" meta:character-count="5337" meta:non-whitespace-character-count="4621"/>
    <meta:generator>LibreOffice/6.4.7.2$Linux_X86_64 LibreOffice_project/40$Build-2</meta:generator>
  </office:meta>
</office:document-meta>
</file>